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ef62" officeooo:paragraph-rsid="0017ef62"/>
    </style:style>
    <style:style style:name="P2" style:family="paragraph" style:parent-style-name="Standard">
      <style:text-properties officeooo:rsid="001ae51d" officeooo:paragraph-rsid="001ae51d"/>
    </style:style>
    <style:style style:name="P3" style:family="paragraph" style:parent-style-name="Standard" style:list-style-name="L2">
      <style:text-properties officeooo:rsid="001beb2d" officeooo:paragraph-rsid="001beb2d"/>
    </style:style>
    <style:style style:name="P4" style:family="paragraph" style:parent-style-name="Standard" style:list-style-name="L2">
      <style:text-properties officeooo:paragraph-rsid="001beb2d"/>
    </style:style>
    <style:style style:name="P5" style:family="paragraph" style:parent-style-name="Standard" style:list-style-name="L2">
      <style:text-properties officeooo:paragraph-rsid="00212c43"/>
    </style:style>
    <style:style style:name="P6" style:family="paragraph" style:parent-style-name="Standard" style:list-style-name="L2">
      <style:text-properties officeooo:rsid="001f500c" officeooo:paragraph-rsid="001f500c"/>
    </style:style>
    <style:style style:name="P7" style:family="paragraph" style:parent-style-name="Standard" style:list-style-name="L2">
      <style:text-properties officeooo:rsid="00212c43" officeooo:paragraph-rsid="00212c43"/>
    </style:style>
    <style:style style:name="T1" style:family="text">
      <style:text-properties officeooo:rsid="001beb2d"/>
    </style:style>
    <style:style style:name="T2" style:family="text">
      <style:text-properties officeooo:rsid="001f500c"/>
    </style:style>
    <style:style style:name="T3" style:family="text">
      <style:text-properties officeooo:rsid="00212c4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github:</text:p>
      <text:p text:style-name="P1"><text:a xlink:type="simple" xlink:href="http://www.github.com/" text:style-name="Internet_20_link" text:visited-style-name="Visited_20_Internet_20_Link">www.github.com</text:a></text:p>
      <text:p text:style-name="P1"/>
      <text:p text:style-name="P2">Criando e enviando um projeto pro github:</text:p>
      <text:list xml:id="list3905022193" text:style-name="L2">
        <text:list-item>
          <text:p text:style-name="P3">1- cria um repositório dentro do site github</text:p>
        </text:list-item>
        <text:list-item>
          <text:p text:style-name="P3">2- pega o código gerado para <text:span text:style-name="T2">indicar ao git onde deve fazer o push</text:span></text:p>
          <text:list>
            <text:list-item>
              <text:p text:style-name="P4"><text:span text:style-name="T1">exemplo: </text:span><text:bookmark text:name="empty-setup-push-repo-echo"/>git remote add origin https://github.com/FilipeLopes/curso_git.git</text:p>
            </text:list-item>
          </text:list>
        </text:list-item>
        <text:list-item>
          <text:p text:style-name="P6">3- <text:span text:style-name="T3">faz o push do master para o destino</text:span></text:p>
          <text:list>
            <text:list-item>
              <text:p text:style-name="P5"><text:span text:style-name="T3">exemplo: </text:span><text:bookmark text:name="empty-setup-push-repo-echo1"/>git push -u origin main</text:p>
            </text:list-item>
          </text:list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2:01:06.188136072</meta:creation-date>
    <meta:generator>LibreOffice/7.2.3.2$Linux_X86_64 LibreOffice_project/20$Build-2</meta:generator>
    <dc:date>2022-01-18T12:26:57.156900940</dc:date>
    <meta:editing-duration>PT25M48S</meta:editing-duration>
    <meta:editing-cycles>7</meta:editing-cycles>
    <meta:document-statistic meta:table-count="0" meta:image-count="0" meta:object-count="0" meta:page-count="1" meta:paragraph-count="9" meta:word-count="59" meta:character-count="328" meta:non-whitespace-character-count="283"/>
  </office:meta>
</office:document-meta>
</file>